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40000015429F2E1C9D6B922EF.jpg" manifest:media-type="image/jpeg"/>
  <manifest:file-entry manifest:full-path="Pictures/10000000000003E8000002EE99E7336FF55D18B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975cm, 0cm, 0.955cm)" draw:image-opacity="100%" style:mirror="non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55cm" fo:min-width="1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55cm" fo:min-width="1.3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95cm" fo:min-width="13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2cm, 0cm, 1.195cm)" draw:image-opacity="100%" style:mirror="none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5cm" fo:min-width="13.5cm"/>
      <style:paragraph-properties style:writing-mode="lr-tb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2.15cm" fo:min-width="3.1cm"/>
      <style:paragraph-properties style:writing-mode="lr-tb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2.15cm" fo:min-width="9.1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3pt" style:font-size-asian="13pt" style:font-size-complex="13pt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text-properties fo:font-size="22pt"/>
    </style:style>
    <style:style style:name="P5" style:family="paragraph">
      <style:text-properties fo:color="#000000"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7" style:family="paragraph">
      <loext:graphic-properties draw:fill="solid" draw:fill-color="#ffffff"/>
      <style:paragraph-properties fo:text-align="start"/>
      <style:text-properties fo:font-size="13pt" style:font-size-asian="13pt" style:font-size-complex="13pt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  <style:text-properties fo:font-size="14pt"/>
    </style:style>
    <style:style style:name="P12" style:family="paragraph">
      <loext:graphic-properties draw:fill="none" draw:fill-color="#ffffff"/>
      <style:paragraph-properties fo:text-align="center"/>
      <style:text-properties fo:font-size="14pt"/>
    </style:style>
    <style:style style:name="P13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75cm" svg:height="8.079cm" svg:x="0cm" svg:y="1.921cm">
          <draw:image xlink:href="Pictures/10000000000003E8000002EE99E7336FF55D18BF.jpg" xlink:type="simple" xlink:show="embed" xlink:actuate="onLoad" loext:mime-type="image/jpeg">
            <text:p/>
          </draw:image>
        </draw:frame>
        <draw:custom-shape draw:style-name="gr2" draw:text-style-name="P2" draw:layer="layout" svg:width="14cm" svg:height="0.8cm" svg:x="0.8cm" svg:y="11cm">
          <text:p text:style-name="P2"><text:span text:style-name="T1">Recherche..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2cm" svg:height="1.119cm" svg:x="0.3cm" svg:y="0.4cm">
          <draw:text-box>
            <text:p text:style-name="P3">Ciné’13</text:p>
          </draw:text-box>
        </draw:frame>
        <draw:frame draw:style-name="gr4" draw:text-style-name="P6" draw:layer="layout" svg:width="2.2cm" svg:height="0.806cm" svg:x="7.7cm" svg:y="0.5cm">
          <draw:text-box>
            <text:p text:style-name="P5"><text:span text:style-name="T2">Accueil</text:span></text:p>
          </draw:text-box>
        </draw:frame>
        <draw:frame draw:style-name="gr4" draw:text-style-name="P6" draw:layer="layout" svg:width="5.4cm" svg:height="0.806cm" svg:x="10.1cm" svg:y="0.5cm">
          <draw:text-box>
            <text:p text:style-name="P5"><text:span text:style-name="T2">I</text:span><text:span text:style-name="T2">n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i</text:span><text:span text:style-name="T2">o</text:span><text:span text:style-name="T2">n</text:span><text:span text:style-name="T2">/</text:span><text:span text:style-name="T2">C</text:span><text:span text:style-name="T2">o</text:span><text:span text:style-name="T2">n</text:span><text:span text:style-name="T2">n</text:span><text:span text:style-name="T2">e</text:span><text:span text:style-name="T2">x</text:span><text:span text:style-name="T2">i</text:span><text:span text:style-name="T2">o</text:span><text:span text:style-name="T2">n</text:span></text:p>
          </draw:text-box>
        </draw:frame>
        <draw:custom-shape draw:style-name="gr5" draw:text-style-name="P2" draw:layer="layout" svg:width="1.8cm" svg:height="0.8cm" svg:x="13cm" svg:y="11cm">
          <text:p text:style-name="P2"><text:span text:style-name="T1">Validez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4cm" svg:height="10.2cm" svg:x="0.9cm" svg:y="15.5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5.6cm" svg:height="8.8cm" svg:x="8.9cm" svg:y="16.1cm">
          <draw:text-box>
            <text:p text:style-name="P8">Titre :xxxxxxxxxxxxxxx</text:p>
            <text:p text:style-name="P8">Réalisateur :xxxxxxxxx</text:p>
            <text:p text:style-name="P8">Année :xxxx</text:p>
            <text:p text:style-name="P8">Acteur :xxxxxxx</text:p>
            <text:p text:style-name="P8">Descriptif :xxxxxxxxxxxxxxxxxxxxxxxxxxxxxxxxxxxxxxxxxxxxxxxxxxxxxxxxxxxxxxxxxxxxxxx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text-box>
        </draw:frame>
        <draw:frame draw:style-name="gr8" draw:text-style-name="P1" draw:layer="layout" svg:width="6.599cm" svg:height="8.995cm" svg:x="1.801cm" svg:y="16.005cm">
          <draw:image xlink:href="Pictures/10000000000001540000015429F2E1C9D6B922EF.jpg" xlink:type="simple" xlink:show="embed" xlink:actuate="onLoad" loext:mime-type="image/jpeg">
            <text:p/>
          </draw:image>
        </draw:frame>
        <draw:line draw:style-name="gr9" draw:text-style-name="P10" draw:layer="layout" svg:x1="0cm" svg:y1="25.7cm" svg:x2="15.75cm" svg:y2="25.7cm">
          <text:p/>
        </draw:line>
        <draw:frame draw:style-name="gr10" draw:text-style-name="P12" draw:layer="layout" svg:width="13.4cm" svg:height="2.072cm" svg:x="1.3cm" svg:y="25.7cm">
          <draw:text-box>
            <text:p text:style-name="P11"><text:span text:style-name="T3">C</text:span><text:span text:style-name="T3">i</text:span><text:span text:style-name="T3">n</text:span><text:span text:style-name="T3">é</text:span><text:span text:style-name="T3">’</text:span><text:span text:style-name="T3">1</text:span><text:span text:style-name="T3">3</text:span></text:p>
            <text:p text:style-name="P11">Copyright </text:p>
            <text:p text:style-name="P11">MAHTALI Mohamed TAGGOUNTE Amin</text:p>
          </draw:text-box>
        </draw:frame>
        <draw:line draw:style-name="gr9" draw:text-style-name="P10" draw:layer="layout" svg:x1="15.4cm" svg:y1="20.563cm" svg:x2="15.106cm" svg:y2="20.874cm">
          <text:p/>
        </draw:line>
        <draw:line draw:style-name="gr9" draw:text-style-name="P10" draw:layer="layout" svg:x1="15.4cm" svg:y1="20.563cm" svg:x2="15.097cm" svg:y2="20.311cm">
          <text:p/>
        </draw:line>
        <draw:line draw:style-name="gr9" draw:text-style-name="P10" draw:layer="layout" svg:x1="15.106cm" svg:y1="20.875cm" svg:x2="15.097cm" svg:y2="20.311cm">
          <text:p/>
        </draw:line>
        <draw:line draw:style-name="gr9" draw:text-style-name="P10" draw:layer="layout" svg:x1="0.296cm" svg:y1="20.618cm" svg:x2="0.6cm" svg:y2="20.315cm">
          <text:p/>
        </draw:line>
        <draw:line draw:style-name="gr9" draw:text-style-name="P10" draw:layer="layout" svg:x1="0.296cm" svg:y1="20.618cm" svg:x2="0.592cm" svg:y2="20.879cm">
          <text:p/>
        </draw:line>
        <draw:line draw:style-name="gr9" draw:text-style-name="P10" draw:layer="layout" svg:x1="0.599cm" svg:y1="20.315cm" svg:x2="0.591cm" svg:y2="20.879cm">
          <text:p/>
        </draw:line>
        <draw:custom-shape draw:style-name="gr11" draw:text-style-name="P7" draw:layer="layout" svg:width="14cm" svg:height="2.9cm" svg:x="0.8cm" svg:y="12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6cm" svg:height="2.4cm" svg:x="1cm" svg:y="12.5cm">
          <text:p text:style-name="P2"><text:span text:style-name="T1">c</text:span><text:span text:style-name="T1">o</text:span><text:span text:style-name="T1">n</text:span><text:span text:style-name="T1">n</text:span><text:span text:style-name="T1">e</text:span><text:span text:style-name="T1">x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6cm" svg:height="2.4cm" svg:x="4.8cm" svg:y="12.5cm">
          <text:p text:style-name="P2"><text:span text:style-name="T1">i</text:span><text:span text:style-name="T1">n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solid" draw:fill-color="#00000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4cm" svg:x="0.787cm" svg:y="1.116cm" presentation:class="title" presentation:placeholder="true">
        <draw:text-box/>
      </draw:frame>
      <draw:frame presentation:style-name="Standard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22:55:48.409180475</meta:creation-date>
    <dc:date>2021-04-16T04:23:19.856666953</dc:date>
    <meta:editing-duration>PT3H14M57S</meta:editing-duration>
    <meta:editing-cycles>1</meta:editing-cycles>
    <meta:document-statistic meta:object-count="43"/>
    <meta:generator>LibreOffice/6.4.6.2$Linux_X86_64 LibreOffice_project/40$Build-2</meta:generator>
  </office:meta>
</office:document-meta>
</file>